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6.58mm"/>
    </style:style>
    <style:style style:name="co3" style:family="table-column">
      <style:table-column-properties fo:break-before="auto" style:column-width="111.65mm"/>
    </style:style>
    <style:style style:name="ro1" style:family="table-row">
      <style:table-row-properties style:row-height="4.52mm" fo:break-before="auto" style:use-optimal-row-height="true"/>
    </style:style>
    <style:style style:name="ro2" style:family="table-row">
      <style:table-row-properties style:row-height="4.9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color="#00599d"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text-properties fo:color="#ce181e"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
        <table:table-column table:style-name="co2" table:default-cell-style-name="ce3"/>
        <table:table-column table:style-name="co3" table:default-cell-style-name="ce4"/>
        <table:table-row table:style-name="ro1">
          <table:table-cell table:style-name="ce1" office:value-type="string" calcext:value-type="string" table:number-columns-spanned="3" table:number-rows-spanned="1">
            <text:p>WebMate: web application test generation in the real world </text:p>
          </table:table-cell>
          <table:covered-table-cell table:number-columns-repeated="2" table:style-name="Default"/>
        </table:table-row>
        <table:table-row table:style-name="ro1">
          <table:table-cell table:style-name="ce2" office:value-type="string" calcext:value-type="string">
            <text:p>ID</text:p>
          </table:table-cell>
          <table:table-cell table:style-name="ce2" office:value-type="string" calcext:value-type="string">
            <text:p>Title</text:p>
          </table:table-cell>
          <table:table-cell table:style-name="ce2" office:value-type="string" calcext:value-type="string">
            <text:p>Abstract</text:p>
          </table:table-cell>
        </table:table-row>
        <table:table-row table:style-name="ro2">
          <table:table-cell office:value-type="float" office:value="1" calcext:value-type="float">
            <text:p>1</text:p>
          </table:table-cell>
          <table:table-cell office:value-type="string" calcext:value-type="string">
            <text:p>TESTAR: Tool Support for Test Automation at the User Interface Level</text:p>
          </table:table-cell>
          <table:table-cell office:value-type="string" calcext:value-type="string">
            <text:p>Abstract</text:p>
            <text:p>Testing applications with a graphical user interface (GUI) is an important, though challenging and time consuming task. The state of the art in the industry are still capture and replay tools, which may simplify the recording and execution of input sequences, but do not support the tester in finding fault-sensitive test cases and leads to a huge overhead on maintenance of the test cases when the GUI changes. In earlier works the authors presented the TESTAR tool, an automated approach to testing applications at the GUI level whose objective is to solve part of the maintenance problem by automatically generating test cases based on a structure that is automatically derived from the GUI. In this paper they report on their experiences obtained when transferring TESTAR in three different industrial contexts with decreasing involvement of the TESTAR developers and increasing participation of the companies when deploying and using TESTAR during testing. The studies were successful in that they reached practice impact, research impact and give insight into ways to do innovation transfer and defines a possible strategy for taking automated testing tools into the market.</text:p>
          </table:table-cell>
        </table:table-row>
        <table:table-row table:style-name="ro2">
          <table:table-cell office:value-type="float" office:value="2" calcext:value-type="float">
            <text:p>2</text:p>
          </table:table-cell>
          <table:table-cell office:value-type="string" calcext:value-type="string">
            <text:p>Automatic Detection of Potential Layout Faults Following Changes to Responsive Web Pages (N)</text:p>
          </table:table-cell>
          <table:table-cell office:value-type="string" calcext:value-type="string">
            <text:p>Abstract:</text:p>
            <text:p>Due to the exponential increase in the number ofmobile devices being used to access the World Wide Web, it iscrucial that Web sites are functional and user-friendly across awide range of Web-enabled devices. This necessity has resulted in the introduction of responsive Web design (RWD), which usescomplex cascading style sheets (CSS) to fluidly modify a Web site's appearance depending on the viewport width of the device in use. Although existing tools may support the testing of responsive Web sites, they are time consuming and error-prone to use because theyrequire manual screenshot inspection at specified viewport widths. Addressing these concerns, this paper presents a method thatcan automatically detect potential layout faults in responsively designed Web sites. To experimentally evaluate this approach, weimplemented it as a tool, called ReDeCheck, and applied itto 5 real-world web sites that vary in both their approach toresponsive design and their complexity. The experiments revealthat ReDeCheck finds 91% of the inserted layout faults.</text:p>
          </table:table-cell>
        </table:table-row>
        <table:table-row table:style-name="ro2">
          <table:table-cell office:value-type="float" office:value="3" calcext:value-type="float">
            <text:p>3</text:p>
          </table:table-cell>
          <table:table-cell office:value-type="string" calcext:value-type="string">
            <text:p>Using Semantic Similarity in Crawling-Based Web Application Testing</text:p>
          </table:table-cell>
          <table:table-cell office:value-type="string" calcext:value-type="string">
            <text:p>Abstract:</text:p>
            <text:p>To automatically test web applications, crawling-based techniques are usually adopted to mine the behavior models, explore the state spaces or detect the violated invariants of the applications. However, their broad use is limited by the required manual configurations for input value selection, GUI state comparison and clickable detection. In existing crawlers, the configurations are usually string-matching based rules looking for tags or attributes of DOM elements, and often application-specific. Moreover, in input topic identification, it can be difficult to determine which rule suggests a better match when several rules match an input field to more than one topic. This paper presents a natural-language approach based on semantic similarity to address the above issues. The proposed approach represents DOM elements as vectors in a vector space formed by the words used in the elements. The topics of encountered input fields during crawling can then be inferred by their similarities with ones in a labeled corpus. Semantic similarity can also be applied to suggest if a GUI state is newly discovered and a DOM element is clickable under an unsupervised learning paradigm. We evaluated the proposed approach in input topic identification with 100 real-world forms and GUI state comparison with real data from industry. Our evaluation shows that the proposed approach has comparable or better performance to the conventional techniques. Experiments in input topic identification also show that the accuracy of the rule-based approach can be improved by up to 22% when integrated with our approach.</text:p>
          </table:table-cell>
        </table:table-row>
        <table:table-row table:style-name="ro2">
          <table:table-cell office:value-type="float" office:value="4" calcext:value-type="float">
            <text:p>4</text:p>
          </table:table-cell>
          <table:table-cell office:value-type="string" calcext:value-type="string">
            <text:p>A Review on Web Application Testing and its Current Research Directions</text:p>
          </table:table-cell>
          <table:table-cell office:value-type="string" calcext:value-type="string">
            <text:p>Abstract</text:p>
            <text:p>Testing is an important part of every software development process on which companies devote considerable time and effort. The burgeoning web applications and their proliferating economic significance in the society made the area of web application testing an area of acute importance. The web applications generally tend to take faster and quicker release cycles making their testing very challenging. The main issues in testing are cost efficiency and bug detection efficiency. Coverage-based   testing is the process of ensuring exercise of specific program elements. Coverage measurement helps determine the “thoroughness” of testing achieved. An avalanche of tools, techniques, frameworks came into existence to ascertain the quality of web applications.  A comparative study of some of the prominent tools, techniques and models for web application testing is presented. This work highlights the current research directions of some of the web application testing techniques.</text:p>
          </table:table-cell>
        </table:table-row>
        <table:table-row table:style-name="ro2">
          <table:table-cell office:value-type="float" office:value="5" calcext:value-type="float">
            <text:p>5</text:p>
          </table:table-cell>
          <table:table-cell office:value-type="string" calcext:value-type="string">
            <text:p>Using Semantic Similarity for Input Topic Identification in Crawling-based Web Application Testing</text:p>
          </table:table-cell>
          <table:table-cell office:value-type="string" calcext:value-type="string">
            <text:p>To automatically test web applications, crawling-based techniques are usually adopted to mine the behavior models, explore the state spaces or detect the violated invariants of the applications. However, in existing crawlers, rules for identifying the topics of input text fields, such as login ids, passwords, emails, dates and phone numbers, have to be manually configured. Moreover, the rules for one application are very often not suitable for another. In addition, when several rules conflict and match an input text field to more than one topics, it can be difficult to determine which rule suggests a better match. This paper presents a natural-language approach to automatically identify the topics of encountered input fields during crawling by semantically comparing their similarities with the input fields in labeled corpus. In our evaluation with 100 real-world forms, the proposed approach demonstrated comparable performance to the rule-based one. Our experiments also show that the accuracy of the rule-based approach can be improved by up to 19% when integrated with our approach.</text:p>
          </table:table-cell>
        </table:table-row>
        <table:table-row table:style-name="ro2">
          <table:table-cell office:value-type="float" office:value="6" calcext:value-type="float">
            <text:p>6</text:p>
          </table:table-cell>
          <table:table-cell office:value-type="string" calcext:value-type="string">
            <text:p>Browserbite: cross-browser testing via image processing</text:p>
          </table:table-cell>
          <table:table-cell office:value-type="string" calcext:value-type="string">
            <text:p>Cross-browser compatibility testing is concerned with identifying perceptible differences in the way a Web page is rendered across different browsers or configurations thereof. Existing automated cross-browser compatibility testing methods are generally based on document object model (DOM) analysis, or in some cases, a combination of DOM analysis with screenshot capture and image processing. DOM analysis, however, may miss incompatibilities that arise not during DOM construction but rather during rendering. Conversely, DOM analysis produces false alarms because different DOMs may lead to identical or sufficiently similar renderings. This paper presents a novel method for cross-browser testing based purely on image processing. The method relies on image segmentation to extract ‘regions’ from a Web page and computer vision techniques to extract a set of characteristic features from each region. Regions extracted from a screenshot taken on a baseline browser are compared against regions extracted from the browser under test based on characteristic features. A machine learning classifier is used to determine if differences between two matched regions should be classified as an incompatibility. An evaluation involving 140 pages shows that the proposed method achieves an F-score exceeding 90%, outperforming a state-of-the-art cross-browser testing tool based on DOM analysis.</text:p>
          </table:table-cell>
        </table:table-row>
        <table:table-row table:style-name="ro2">
          <table:table-cell office:value-type="float" office:value="7" calcext:value-type="float">
            <text:p>7</text:p>
          </table:table-cell>
          <table:table-cell office:value-type="string" calcext:value-type="string">
            <text:p>Visualization of automated test results obtained by the TESTAR tool</text:p>
          </table:table-cell>
          <table:table-cell table:style-name="Default" office:value-type="string" calcext:value-type="string">
            <text:p>Abstract. Bigger and more complex software systems demand quality</text:p>
            <text:p>practices that are seldom carried out in real industry. A common</text:p>
            <text:p>practice is to provide a post-release maintenance service of products to</text:p>
            <text:p>correct defects reported by the end user. In previous work we presented</text:p>
            <text:p>TESTAR, a technology-agnostic tool for automated testing of applications</text:p>
            <text:p>from their GUI. Here we introduce state-transition graph models</text:p>
            <text:p>derived from TESTAR test results as a tool for visualisation of what has</text:p>
            <text:p>been tested, to which extent and which software defects were found. We</text:p>
            <text:p>discuss how such models enable to perform quality assessment of software</text:p>
            <text:p>products by inspecting and debugging the system behaviour from</text:p>
            <text:p>the GUI perspective. This constitutes a step forward in aid of software</text:p>
            <text:p>developers and testers, since the User Interface is commonly the means</text:p>
            <text:p>end-users encounter potential software defects.</text:p>
          </table:table-cell>
        </table:table-row>
        <table:table-row table:style-name="ro2">
          <table:table-cell office:value-type="float" office:value="8" calcext:value-type="float">
            <text:p>8</text:p>
          </table:table-cell>
          <table:table-cell office:value-type="string" calcext:value-type="string">
            <text:p>Understanding a prospective approach to designing malicious social bots</text:p>
          </table:table-cell>
          <table:table-cell office:value-type="string" calcext:value-type="string">
            <text:p>The security implications of social bots are evident in consideration of the fact that data sharing and propagation functionality are well integrated with social media sites. Existing social bots primarily use Really Simple Syndication and OSN (online social network) application program interface to communicate with OSN servers. Researchers have profiled their behaviors well and have proposed various mechanisms to defend against them. We predict that a web test automation rootkit (WTAR) is a prospective approach for designing malicious social bots. In this paper, we first present the principles of designing WTAR-based social bots. Second, we implement three WTAR-based bot prototypes on Facebook, Twitter, and Weibo. Third, we validate this new threat by analyzing behaviors of the prototypes in a lab environment and on the Internet, and analyzing reports from widely-used antivirus software. Our analyses show that WTAR-based social bots have the following features: (i) they do not connect to OSN directly, and therefore produce few network flows; (ii) they can log in to OSNs easily and perform a variety of social activities; (iii) they can mimic the behaviors of a human user on an OSN. Finally, we propose several possible mechanisms in order to defend against WTAR-based social bo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05">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09:15:11.789000000</meta:creation-date>
    <dc:date>2017-09-05T09:23:20.939000000</dc:date>
    <meta:editing-duration>PT8M11S</meta:editing-duration>
    <meta:editing-cycles>1</meta:editing-cycles>
    <meta:document-statistic meta:table-count="1" meta:cell-count="28" meta:object-count="0"/>
    <meta:generator>LibreOffice/5.4.0.3$Windows_x86 LibreOffice_project/7556cbc6811c9d992f4064ab9287069087d7f62c</meta:generator>
  </office:meta>
</office:document-meta>
</file>